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451" officeooo:paragraph-rsid="00031451"/>
    </style:style>
    <style:style style:name="P2" style:family="paragraph" style:parent-style-name="Standard">
      <style:text-properties officeooo:rsid="00034378" officeooo:paragraph-rsid="00034378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S</text:p>
      <text:p text:style-name="P1"/>
      <text:p text:style-name="P1">Entschuldigung – excuse me</text:p>
      <text:p text:style-name="P1">Tsch<text:span text:style-name="T1">üs – bye</text:span></text:p>
      <text:p text:style-name="P1"><text:span text:style-name="T1"/></text:p>
      <text:p text:style-name="P1"><text:span text:style-name="T1">Mr Nisarg – Herr Nisarg</text:span></text:p>
      <text:p text:style-name="P1"><text:span text:style-name="T1">Mrs Weber – Frau Weber</text:span></text:p>
      <text:p text:style-name="P1"><text:span text:style-name="T1"/></text:p>
      <text:p text:style-name="P2"><text:span text:style-name="T1">in german put “in” at end for male to female conversion</text:span></text:p>
      <text:p text:style-name="P2"><text:span text:style-name="T1">Kollege – colleague (man)</text:span></text:p>
      <text:p text:style-name="P2"><text:span text:style-name="T1">Kollegin – colleage (woman)</text:span></text:p>
      <text:p text:style-name="P2"><text:span text:style-name="T1"/></text:p>
      <text:p text:style-name="P2"><text:span text:style-name="T1">Das is also used as “this” <text:s/>as a pointer to someo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9T10:36:39.914090040</meta:creation-date>
    <dc:date>2021-01-19T10:54:43.363130799</dc:date>
    <meta:editing-duration>PT7M33S</meta:editing-duration>
    <meta:editing-cycles>1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9" meta:word-count="42" meta:character-count="246" meta:non-whitespace-character-count="206"/>
  </office:meta>
</office:document-meta>
</file>